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969in" svg:height="4.0996in" svg:x="0.1406in" svg:y="6.4224in">
            <draw:object draw:notify-on-update-of-ranges="Sheet1.B3:Sheet1.B9 Sheet1.A61:Sheet1.A61 Sheet1.C3:Sheet1.C9 Sheet1.A62:Sheet1.A62 Sheet1.C1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752in" svg:height="4.0665in" svg:x="8.2618in" svg:y="6.4886in">
            <draw:object draw:notify-on-update-of-ranges="Sheet1.J39:Sheet1.J39 Sheet1.B30:Sheet1.B36 Sheet1.A61:Sheet1.A61 Sheet1.C21:Sheet1.C27 Sheet1.A62:Sheet1.A62 Sheet1.C30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un #1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Run #2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CAQueue Scenario 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  <table:table-cell/>
          <table:table-cell table:style-name="ce2" office:value-type="string" calcext:value-type="string">
            <text:p>CAQueue Scenario 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354" calcext:value-type="float">
            <text:p>23,354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352" calcext:value-type="float">
            <text:p>22,352</text:p>
          </table:table-cell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501" calcext:value-type="float">
            <text:p>42,501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517" calcext:value-type="float">
            <text:p>40,517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964" calcext:value-type="float">
            <text:p>101,964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5762" calcext:value-type="float">
            <text:p>105,762</text:p>
          </table:table-cell>
        </table:table-row>
        <table:table-row table:style-name="ro1">
          <table:table-cell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404168" calcext:value-type="float">
            <text:p>404,168</text:p>
          </table:table-cell>
          <table:table-cell table:number-columns-repeated="2"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411545" calcext:value-type="float">
            <text:p>411,545</text:p>
          </table:table-cell>
        </table:table-row>
        <table:table-row table:style-name="ro1">
          <table:table-cell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928225" calcext:value-type="float">
            <text:p>928,225</text:p>
          </table:table-cell>
          <table:table-cell table:number-columns-repeated="2"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1037630" calcext:value-type="float">
            <text:p>1,037,630</text:p>
          </table:table-cell>
        </table:table-row>
        <table:table-row table:style-name="ro1">
          <table:table-cell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3673993" calcext:value-type="float">
            <text:p>3,673,993</text:p>
          </table:table-cell>
          <table:table-cell table:number-columns-repeated="2"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3731357" calcext:value-type="float">
            <text:p>3,731,357</text:p>
          </table:table-cell>
        </table:table-row>
        <table:table-row table:style-name="ro1">
          <table:table-cell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1877260740" calcext:value-type="float">
            <text:p>1,877,260,740</text:p>
          </table:table-cell>
          <table:table-cell table:number-columns-repeated="2"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1868976369" calcext:value-type="float">
            <text:p>1,868,976,3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SQueue Scenario 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  <table:table-cell/>
          <table:table-cell table:style-name="ce2" office:value-type="string" calcext:value-type="string">
            <text:p>SSQueue Scenario 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999" calcext:value-type="float">
            <text:p>25,999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188" calcext:value-type="float">
            <text:p>25,188</text:p>
          </table:table-cell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762" calcext:value-type="float">
            <text:p>42,762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651" calcext:value-type="float">
            <text:p>42,651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6484" calcext:value-type="float">
            <text:p>86,484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7076" calcext:value-type="float">
            <text:p>87,076</text:p>
          </table:table-cell>
        </table:table-row>
        <table:table-row table:style-name="ro1">
          <table:table-cell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412604" calcext:value-type="float">
            <text:p>412,604</text:p>
          </table:table-cell>
          <table:table-cell table:number-columns-repeated="2"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374965" calcext:value-type="float">
            <text:p>374,965</text:p>
          </table:table-cell>
        </table:table-row>
        <table:table-row table:style-name="ro1">
          <table:table-cell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1115179" calcext:value-type="float">
            <text:p>1,115,179</text:p>
          </table:table-cell>
          <table:table-cell table:number-columns-repeated="2"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975792" calcext:value-type="float">
            <text:p>975,792</text:p>
          </table:table-cell>
        </table:table-row>
        <table:table-row table:style-name="ro1">
          <table:table-cell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6721515" calcext:value-type="float">
            <text:p>6,721,515</text:p>
          </table:table-cell>
          <table:table-cell table:number-columns-repeated="2"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6190739" calcext:value-type="float">
            <text:p>6,190,739</text:p>
          </table:table-cell>
        </table:table-row>
        <table:table-row table:style-name="ro1">
          <table:table-cell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715085653" calcext:value-type="float">
            <text:p>715,085,653</text:p>
          </table:table-cell>
          <table:table-cell table:number-columns-repeated="2"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567012241" calcext:value-type="float">
            <text:p>567,012,2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AQueue Scenario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  <table:table-cell/>
          <table:table-cell table:style-name="ce2" office:value-type="string" calcext:value-type="string">
            <text:p>CAQueue Scenario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31340" calcext:value-type="float">
            <text:p>431,340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38526" calcext:value-type="float">
            <text:p>338,526</text:p>
          </table:table-cell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93288" calcext:value-type="float">
            <text:p>93,288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169" calcext:value-type="float">
            <text:p>73,169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3327" calcext:value-type="float">
            <text:p>103,327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3799" calcext:value-type="float">
            <text:p>93,799</text:p>
          </table:table-cell>
        </table:table-row>
        <table:table-row table:style-name="ro1">
          <table:table-cell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343583" calcext:value-type="float">
            <text:p>343,583</text:p>
          </table:table-cell>
          <table:table-cell table:number-columns-repeated="2"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483622" calcext:value-type="float">
            <text:p>483,622</text:p>
          </table:table-cell>
        </table:table-row>
        <table:table-row table:style-name="ro1">
          <table:table-cell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1182527" calcext:value-type="float">
            <text:p>1,182,527</text:p>
          </table:table-cell>
          <table:table-cell table:number-columns-repeated="2"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1118123" calcext:value-type="float">
            <text:p>1,118,123</text:p>
          </table:table-cell>
        </table:table-row>
        <table:table-row table:style-name="ro1">
          <table:table-cell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5995796" calcext:value-type="float">
            <text:p>5,995,796</text:p>
          </table:table-cell>
          <table:table-cell table:number-columns-repeated="2"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4918983" calcext:value-type="float">
            <text:p>4,918,983</text:p>
          </table:table-cell>
        </table:table-row>
        <table:table-row table:style-name="ro1">
          <table:table-cell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2789117670" calcext:value-type="float">
            <text:p>2,789,117,670</text:p>
          </table:table-cell>
          <table:table-cell table:number-columns-repeated="2"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2398266924" calcext:value-type="float">
            <text:p>2,398,266,9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SQueue Scenario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  <table:table-cell/>
          <table:table-cell table:style-name="ce2" office:value-type="string" calcext:value-type="string">
            <text:p>SSQueue Scenario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nanoseconds)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527" calcext:value-type="float">
            <text:p>3,527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250" calcext:value-type="float">
            <text:p>5,250</text:p>
          </table:table-cell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01" calcext:value-type="float">
            <text:p>5,701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186" calcext:value-type="float">
            <text:p>8,186</text:p>
          </table:table-cell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991" calcext:value-type="float">
            <text:p>10,991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724" calcext:value-type="float">
            <text:p>12,724</text:p>
          </table:table-cell>
        </table:table-row>
        <table:table-row table:style-name="ro1">
          <table:table-cell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99809" calcext:value-type="float">
            <text:p>99,809</text:p>
          </table:table-cell>
          <table:table-cell table:number-columns-repeated="2"/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107014" calcext:value-type="float">
            <text:p>107,014</text:p>
          </table:table-cell>
        </table:table-row>
        <table:table-row table:style-name="ro1">
          <table:table-cell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960004" calcext:value-type="float">
            <text:p>960,004</text:p>
          </table:table-cell>
          <table:table-cell table:number-columns-repeated="2"/>
          <table:table-cell table:style-name="ce5" office:value-type="float" office:value="10000" calcext:value-type="float">
            <text:p>10,000</text:p>
          </table:table-cell>
          <table:table-cell table:style-name="ce5" office:value-type="float" office:value="1009486" calcext:value-type="float">
            <text:p>1,009,486</text:p>
          </table:table-cell>
        </table:table-row>
        <table:table-row table:style-name="ro1">
          <table:table-cell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7161340" calcext:value-type="float">
            <text:p>7,161,340</text:p>
          </table:table-cell>
          <table:table-cell table:number-columns-repeated="2"/>
          <table:table-cell table:style-name="ce5" office:value-type="float" office:value="100000" calcext:value-type="float">
            <text:p>100,000</text:p>
          </table:table-cell>
          <table:table-cell table:style-name="ce5" office:value-type="float" office:value="5298186" calcext:value-type="float">
            <text:p>5,298,186</text:p>
          </table:table-cell>
        </table:table-row>
        <table:table-row table:style-name="ro1">
          <table:table-cell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1762657366" calcext:value-type="float">
            <text:p>1,762,657,366</text:p>
          </table:table-cell>
          <table:table-cell table:number-columns-repeated="2"/>
          <table:table-cell table:style-name="ce5" office:value-type="float" office:value="1000000" calcext:value-type="float">
            <text:p>1,000,000</text:p>
          </table:table-cell>
          <table:table-cell table:style-name="ce5" office:value-type="float" office:value="1948107963" calcext:value-type="float">
            <text:p>1,948,107,963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CAQue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Que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1T23:50:16.984088415</dc:date>
    <meta:editing-duration>PT10M32S</meta:editing-duration>
    <meta:editing-cycles>1</meta:editing-cycles>
    <meta:document-statistic meta:table-count="1" meta:cell-count="140" meta:object-count="2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05cm" svg:height="10.414cm" xlink:href=".." xlink:type="simple" chart:class="chart:line" chart:style-name="ch1">
        <chart:title svg:x="8.744cm" svg:y="0.026cm" chart:style-name="ch2">
          <text:p>Scenario 1</text:p>
        </chart:title>
        <chart:legend chart:legend-position="end" svg:x="16.898cm" svg:y="4.637cm" style:legend-expansion="high" chart:style-name="ch3"/>
        <chart:plot-area chart:style-name="ch4" table:cell-range-address="Sheet1.B3:Sheet1.C9 Sheet1.A61:Sheet1.A62 Sheet1.C12:Sheet1.C18" chart:data-source-has-labels="both" svg:x="0.842cm" svg:y="0.591cm" svg:width="16.93cm" svg:height="9.26cm">
          <chart:coordinate-region svg:x="2.879cm" svg:y="0.801cm" svg:width="14.096cm" svg:height="8.381cm"/>
          <chart:axis chart:dimension="x" chart:name="primary-x" chart:style-name="ch5" chartooo:axis-type="auto">
            <chartooo:date-scale/>
            <chart:title svg:x="9.087cm" svg:y="9.888cm" chart:style-name="ch6">
              <text:p>n-values</text:p>
            </chart:title>
            <chart:categories table:cell-range-address="Sheet1.B3:Sheet1.B9"/>
          </chart:axis>
          <chart:axis chart:dimension="y" chart:name="primary-y" chart:style-name="ch7">
            <chart:title svg:x="0.193cm" svg:y="6.804cm" chart:style-name="ch8">
              <text:p>Time (nanoseconds)</text:p>
            </chart:title>
            <chart:grid chart:style-name="ch9" chart:class="major"/>
          </chart:axis>
          <chart:series chart:style-name="ch10" chart:values-cell-range-address="Sheet1.C3:Sheet1.C9" chart:label-cell-address="Sheet1.A61:Sheet1.A61" chart:class="chart:line">
            <chart:data-point chart:repeated="7"/>
          </chart:series>
          <chart:series chart:style-name="ch11" chart:values-cell-range-address="Sheet1.C12:Sheet1.C18" chart:label-cell-address="Sheet1.A62:Sheet1.A6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Queue</text:p>
                <draw:g>
                  <svg:desc>Sheet1.A61:Sheet1.A61</svg:desc>
                </draw:g>
              </table:table-cell>
              <table:table-cell office:value-type="string">
                <text:p>SSQueue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3:Sheet1.B9</svg:desc>
                </draw:g>
              </table:table-cell>
              <table:table-cell office:value-type="float" office:value="23354">
                <text:p>23354</text:p>
                <draw:g>
                  <svg:desc>Sheet1.C3:Sheet1.C9</svg:desc>
                </draw:g>
              </table:table-cell>
              <table:table-cell office:value-type="float" office:value="25999">
                <text:p>25999</text:p>
                <draw:g>
                  <svg:desc>Sheet1.C12:Sheet1.C1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501">
                <text:p>42501</text:p>
              </table:table-cell>
              <table:table-cell office:value-type="float" office:value="42762">
                <text:p>427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964">
                <text:p>101964</text:p>
              </table:table-cell>
              <table:table-cell office:value-type="float" office:value="86484">
                <text:p>86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4168">
                <text:p>404168</text:p>
              </table:table-cell>
              <table:table-cell office:value-type="float" office:value="412604">
                <text:p>4126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28225">
                <text:p>928225</text:p>
              </table:table-cell>
              <table:table-cell office:value-type="float" office:value="1115179">
                <text:p>11151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73993">
                <text:p>3673993</text:p>
              </table:table-cell>
              <table:table-cell office:value-type="float" office:value="6721515">
                <text:p>67215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7260740">
                <text:p>1877260740</text:p>
              </table:table-cell>
              <table:table-cell office:value-type="float" office:value="715085653">
                <text:p>715085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4cm" svg:height="10.33cm" xlink:href=".." xlink:type="simple" chart:class="chart:line" chart:style-name="ch1">
        <chart:title svg:x="8.209cm" svg:y="0cm" chart:style-name="ch2">
          <text:p>Scenario 2</text:p>
        </chart:title>
        <chart:legend chart:legend-position="end" svg:x="15.827cm" svg:y="4.595cm" style:legend-expansion="high" chart:style-name="ch3"/>
        <chart:plot-area chart:style-name="ch4" table:cell-range-address="Sheet1.J39:Sheet1.J39 Sheet1.B30:Sheet1.C36 Sheet1.A61:Sheet1.A62 Sheet1.C21:Sheet1.C27" chart:data-source-has-labels="both" svg:x="1.114cm" svg:y="0.54cm" svg:width="15.322cm" svg:height="9.141cm">
          <chart:coordinate-region svg:x="3.151cm" svg:y="0.75cm" svg:width="12.488cm" svg:height="8.262cm"/>
          <chart:axis chart:dimension="x" chart:name="primary-x" chart:style-name="ch5" chartooo:axis-type="auto">
            <chartooo:date-scale/>
            <chart:title svg:x="8.132cm" svg:y="9.805cm" chart:style-name="ch6">
              <text:p>n-values</text:p>
            </chart:title>
            <chart:categories table:cell-range-address="Sheet1.B30:Sheet1.B36"/>
          </chart:axis>
          <chart:axis chart:dimension="y" chart:name="primary-y" chart:style-name="ch7">
            <chart:title svg:x="0.215cm" svg:y="6.577cm" chart:style-name="ch8">
              <text:p>Time (nanoseconds)</text:p>
            </chart:title>
            <chart:grid chart:style-name="ch9" chart:class="major"/>
          </chart:axis>
          <chart:series chart:style-name="ch10" chart:values-cell-range-address="Sheet1.C21:Sheet1.C27" chart:label-cell-address="Sheet1.A61:Sheet1.A61" chart:class="chart:line">
            <chart:data-point chart:repeated="7"/>
          </chart:series>
          <chart:series chart:style-name="ch11" chart:values-cell-range-address="Sheet1.C30:Sheet1.C36" chart:label-cell-address="Sheet1.A62:Sheet1.A6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Queue</text:p>
                <draw:g>
                  <svg:desc>Sheet1.A61:Sheet1.A61</svg:desc>
                </draw:g>
              </table:table-cell>
              <table:table-cell office:value-type="string">
                <text:p>SSQueue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30:Sheet1.B36</svg:desc>
                </draw:g>
              </table:table-cell>
              <table:table-cell office:value-type="float" office:value="431340">
                <text:p>431340</text:p>
                <draw:g>
                  <svg:desc>Sheet1.C21:Sheet1.C27</svg:desc>
                </draw:g>
              </table:table-cell>
              <table:table-cell office:value-type="float" office:value="3527">
                <text:p>3527</text:p>
                <draw:g>
                  <svg:desc>Sheet1.C30:Sheet1.C3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288">
                <text:p>93288</text:p>
              </table:table-cell>
              <table:table-cell office:value-type="float" office:value="5701">
                <text:p>5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327">
                <text:p>103327</text:p>
              </table:table-cell>
              <table:table-cell office:value-type="float" office:value="10991">
                <text:p>109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3583">
                <text:p>343583</text:p>
              </table:table-cell>
              <table:table-cell office:value-type="float" office:value="99809">
                <text:p>998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82527">
                <text:p>1182527</text:p>
              </table:table-cell>
              <table:table-cell office:value-type="float" office:value="960004">
                <text:p>9600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95796">
                <text:p>5995796</text:p>
              </table:table-cell>
              <table:table-cell office:value-type="float" office:value="7161340">
                <text:p>71613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789117670">
                <text:p>2789117670</text:p>
              </table:table-cell>
              <table:table-cell office:value-type="float" office:value="1762657366">
                <text:p>1762657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